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036" officeooo:paragraph-rsid="00135036"/>
    </style:style>
    <style:style style:name="T1" style:family="text">
      <style:text-properties officeooo:rsid="00143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2:18:59.539000000</meta:creation-date>
    <dc:date>2025-04-11T09:51:27.248000000</dc:date>
    <meta:editing-duration>PT1M30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" meta:word-count="1" meta:character-count="8" meta:non-whitespace-character-count="7"/>
  </office:meta>
</office:document-meta>
</file>